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fkGroteskNeue" svg:font-family="fkGroteskNeue, 'fkGroteskNeue Fallback', ui-sans-serif, system-ui, apple-system, BlinkMacSystemFont, 'Segoe UI', Roboto, 'Helvetica Neue', Arial, 'Noto Sans', sans-serif, 'Apple Color Emoji', 'Segoe UI Emoji', 'Segoe UI Symbol', 'Noto Color Emoji'"/>
  </office:font-face-decls>
  <office:automatic-styles>
    <style:style style:name="P1" style:family="paragraph" style:parent-style-name="Contents_20_1">
      <style:paragraph-properties>
        <style:tab-stops>
          <style:tab-stop style:position="170m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65.01mm" style:type="right" style:leader-style="dotted" style:leader-text="."/>
        </style:tab-stops>
      </style:paragraph-properties>
    </style:style>
    <style:style style:name="P3" style:family="paragraph" style:parent-style-name="Contents_20_3">
      <style:paragraph-properties>
        <style:tab-stops>
          <style:tab-stop style:position="160mm" style:type="right" style:leader-style="dotted" style:leader-text="."/>
        </style:tab-stops>
      </style:paragraph-properties>
    </style:style>
    <style:style style:name="P4" style:family="paragraph" style:parent-style-name="Contents_20_Heading">
      <style:paragraph-properties fo:break-before="page"/>
    </style:style>
    <style:style style:name="P5" style:family="paragraph" style:parent-style-name="Heading_20_2">
      <style:paragraph-properties fo:break-before="page"/>
    </style:style>
    <style:style style:name="P6" style:family="paragraph" style:parent-style-name="Heading_20_3">
      <style:text-properties officeooo:paragraph-rsid="001591fb"/>
    </style:style>
    <style:style style:name="P7" style:family="paragraph" style:parent-style-name="Heading_20_3">
      <style:text-properties officeooo:paragraph-rsid="00178c8b"/>
    </style:style>
    <style:style style:name="P8" style:family="paragraph" style:parent-style-name="Standard">
      <style:paragraph-properties fo:margin-left="0mm" fo:margin-right="0mm" fo:text-align="center" style:justify-single-word="false" fo:text-indent="0mm" style:auto-text-indent="false"/>
      <style:text-properties fo:language="ru" fo:country="RU" fo:font-weight="bold" officeooo:paragraph-rsid="001206be" style:font-weight-asian="bold" style:font-weight-complex="bold"/>
    </style:style>
    <style:style style:name="P9" style:family="paragraph" style:parent-style-name="Standard">
      <style:paragraph-properties fo:margin-left="0mm" fo:margin-right="0mm" fo:text-align="center" style:justify-single-word="false" fo:text-indent="0mm" style:auto-text-indent="false"/>
      <style:text-properties fo:text-transform="uppercase" fo:font-size="14pt" fo:language="ru" fo:country="RU" fo:font-weight="bold" officeooo:rsid="002102f3" officeooo:paragraph-rsid="001206be" style:font-name-asian="Calibri" style:font-size-asian="14pt" style:font-weight-asian="bold" style:font-size-complex="14pt" style:font-weight-complex="bold"/>
    </style:style>
    <style:style style:name="P10" style:family="paragraph" style:parent-style-name="Standard">
      <style:paragraph-properties fo:margin-left="0mm" fo:margin-right="0mm" fo:text-align="center" style:justify-single-word="false" fo:text-indent="0mm" style:auto-text-indent="false"/>
      <style:text-properties fo:font-size="14pt" fo:language="ru" fo:country="RU" fo:font-weight="bold" officeooo:rsid="001206be" officeooo:paragraph-rsid="001206be" style:font-size-asian="14pt" style:font-weight-asian="bold" style:font-size-complex="14pt" style:font-weight-complex="bold"/>
    </style:style>
    <style:style style:name="P11" style:family="paragraph" style:parent-style-name="Standard">
      <style:paragraph-properties fo:margin-left="0mm" fo:margin-right="0mm" fo:text-align="center" style:justify-single-word="false" fo:text-indent="0mm" style:auto-text-indent="false"/>
      <style:text-properties fo:font-size="14pt" fo:language="ru" fo:country="RU" fo:font-weight="normal" officeooo:rsid="001206be" officeooo:paragraph-rsid="001206be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margin-left="0mm" fo:margin-right="0mm" fo:text-align="center" style:justify-single-word="false" fo:text-indent="0mm" style:auto-text-indent="false"/>
      <style:text-properties fo:font-size="12pt" fo:language="ru" fo:country="RU" fo:font-weight="normal" officeooo:rsid="0013b1b7" officeooo:paragraph-rsid="0013b1b7" style:font-size-asian="10.5pt" style:font-weight-asian="normal" style:font-size-complex="12pt" style:font-weight-complex="normal"/>
    </style:style>
    <style:style style:name="P13" style:family="paragraph" style:parent-style-name="Text_20_body" style:list-style-name="L1">
      <style:text-properties officeooo:paragraph-rsid="0016af66"/>
    </style:style>
    <style:style style:name="P14" style:family="paragraph" style:parent-style-name="Text_20_body" style:list-style-name="L1">
      <style:text-properties officeooo:rsid="0016af66" officeooo:paragraph-rsid="0016af66"/>
    </style:style>
    <style:style style:name="P15" style:family="paragraph" style:parent-style-name="Text_20_body" style:list-style-name="L2">
      <style:text-properties officeooo:paragraph-rsid="00178c8b"/>
    </style:style>
    <style:style style:name="P16" style:family="paragraph" style:parent-style-name="Text_20_body" style:list-style-name="L3">
      <style:text-properties officeooo:paragraph-rsid="00178c8b"/>
    </style:style>
    <style:style style:name="P17" style:family="paragraph" style:parent-style-name="Text_20_body">
      <style:paragraph-properties fo:margin-left="0mm" fo:margin-right="0mm" fo:text-indent="0mm" style:auto-text-indent="false"/>
      <style:text-properties officeooo:paragraph-rsid="00195dbd"/>
    </style:style>
    <style:style style:name="P18" style:family="paragraph" style:parent-style-name="Text_20_body">
      <style:text-properties officeooo:paragraph-rsid="00195dbd"/>
    </style:style>
    <style:style style:name="T1" style:family="text">
      <style:text-properties officeooo:rsid="001206be"/>
    </style:style>
    <style:style style:name="T2" style:family="text">
      <style:text-properties officeooo:rsid="01c33600"/>
    </style:style>
    <style:style style:name="T3" style:family="text">
      <style:text-properties officeooo:rsid="0013f396"/>
    </style:style>
    <style:style style:name="T4" style:family="text">
      <style:text-properties officeooo:rsid="001591fb"/>
    </style:style>
    <style:style style:name="T5" style:family="text">
      <style:text-properties officeooo:rsid="0016af66"/>
    </style:style>
    <style:style style:name="T6" style:family="text">
      <style:text-properties officeooo:rsid="00178c8b"/>
    </style:style>
    <style:style style:name="T7" style:family="text">
      <style:text-properties officeooo:rsid="00195dbd"/>
    </style:style>
    <style:style style:name="Sect1" style:family="section">
      <style:section-properties style:editable="false">
        <style:columns fo:column-count="1" fo:column-gap="0mm"/>
      </style:section-properties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>УЧЕБН<text:span text:style-name="T1">ая</text:span> СИСТЕМ<text:span text:style-name="T1">а</text:span> ОЦЕНКИ СЛОЖНОСТИ ПЛАНОВ SQ<text:span text:style-name="T2">L-</text:span>ЗАПРОСОВ</text:p>
      <text:p text:style-name="P10"/>
      <text:p text:style-name="P11">РУКОВОДСТВО ПРОГРАММИСТА</text:p>
      <text:p text:style-name="P11"/>
      <text:p text:style-name="P12">Листов 6</text:p>
      <text:table-of-content text:style-name="Sect1" text:protected="true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4">Содержание</text:p>
          </text:index-title>
          <text:p text:style-name="P2"><text:a xlink:type="simple" xlink:href="#__RefHeading___Toc7215_2212110703" text:style-name="Index_20_Link" text:visited-style-name="Index_20_Link">Аннотация<text:tab/>3</text:a></text:p>
          <text:p text:style-name="P2"><text:a xlink:type="simple" xlink:href="#__RefHeading___Toc7217_2212110703" text:style-name="Index_20_Link" text:visited-style-name="Index_20_Link">1 Назначение программы<text:tab/>4</text:a></text:p>
          <text:p text:style-name="P3"><text:a xlink:type="simple" xlink:href="#__RefHeading___Toc7219_2212110703" text:style-name="Index_20_Link" text:visited-style-name="Index_20_Link">1.1 Функциональное назначение программы<text:tab/>4</text:a></text:p>
          <text:p text:style-name="P3"><text:a xlink:type="simple" xlink:href="#__RefHeading___Toc7221_2212110703" text:style-name="Index_20_Link" text:visited-style-name="Index_20_Link">1.2 Эксплутационное назначение программы<text:tab/>4</text:a></text:p>
          <text:p text:style-name="P3"><text:a xlink:type="simple" xlink:href="#__RefHeading___Toc7223_2212110703" text:style-name="Index_20_Link" text:visited-style-name="Index_20_Link">1.3 Состав функций<text:tab/>4</text:a></text:p>
          <text:p text:style-name="P2"><text:a xlink:type="simple" xlink:href="#__RefHeading___Toc7225_2212110703" text:style-name="Index_20_Link" text:visited-style-name="Index_20_Link">2 Условия выполнения программы<text:tab/>5</text:a></text:p>
          <text:p text:style-name="P3"><text:a xlink:type="simple" xlink:href="#__RefHeading___Toc7227_2212110703" text:style-name="Index_20_Link" text:visited-style-name="Index_20_Link">2.1 Минимальный состав аппаратных средств<text:tab/>5</text:a></text:p>
          <text:p text:style-name="P3"><text:a xlink:type="simple" xlink:href="#__RefHeading___Toc7229_2212110703" text:style-name="Index_20_Link" text:visited-style-name="Index_20_Link">2.2 Минимальный состав программный средств<text:tab/>5</text:a></text:p>
          <text:p text:style-name="P3"><text:a xlink:type="simple" xlink:href="#__RefHeading___Toc7231_2212110703" text:style-name="Index_20_Link" text:visited-style-name="Index_20_Link">2.3 Требования к пользователю<text:tab/>5</text:a></text:p>
          <text:p text:style-name="P2"><text:a xlink:type="simple" xlink:href="#__RefHeading___Toc7233_2212110703" text:style-name="Index_20_Link" text:visited-style-name="Index_20_Link">3 Выполнения программы<text:tab/>6</text:a></text:p>
          <text:p text:style-name="P3"><text:a xlink:type="simple" xlink:href="#__RefHeading___Toc7235_2212110703" text:style-name="Index_20_Link" text:visited-style-name="Index_20_Link">3.1 Загрузка и запуск программы<text:tab/>6</text:a></text:p>
          <text:p text:style-name="P3"><text:a xlink:type="simple" xlink:href="#__RefHeading___Toc7237_2212110703" text:style-name="Index_20_Link" text:visited-style-name="Index_20_Link">3.2 Выполнение программы<text:tab/>6</text:a></text:p>
          <text:p text:style-name="P3"><text:a xlink:type="simple" xlink:href="#__RefHeading___Toc7239_2212110703" text:style-name="Index_20_Link" text:visited-style-name="Index_20_Link">3.3 Завершение программы<text:tab/>6</text:a></text:p>
        </text:index-body>
      </text:table-of-content>
      <text:p text:style-name="P10"/>
      <text:h text:style-name="P5" text:outline-level="2"><text:bookmark-start text:name="__RefHeading___Toc7215_2212110703"/>Аннотация<text:bookmark-end text:name="__RefHeading___Toc7215_2212110703"/></text:h>
      <text:p text:style-name="Text_20_body">Данное руководство предназначено для программистов, участвующих в разработке и сопровождении учебной системы оценки сложности планов SQL-запросов. Система состоит из основной части, реализованной на Java, и клиентской части, разработанной на языке Haskell. Клиентская часть взаимодействует с основной частью через программный канал, передавая JSON-объекты.</text:p>
      <text:h text:style-name="P5" text:outline-level="2"><text:bookmark-start text:name="__RefHeading___Toc7217_2212110703"/><text:span text:style-name="T3">1 </text:span>Назначение программы<text:bookmark-end text:name="__RefHeading___Toc7217_2212110703"/></text:h>
      <text:h text:style-name="Heading_20_3" text:outline-level="3"><text:bookmark-start text:name="__RefHeading___Toc7219_2212110703"/><text:span text:style-name="T3">1.1 </text:span>Функциональное назначение программы<text:bookmark-end text:name="__RefHeading___Toc7219_2212110703"/></text:h>
      <text:p text:style-name="Text_20_body">Учебная система предназначена <text:span text:style-name="T5">для </text:span><text:span text:style-name="T4">составления, исполнения и</text:span> оцени<text:span text:style-name="T4">вания</text:span> сложности планов SQL запросов. Она <text:span text:style-name="T4">исполняет пользовательский план запроса, создаваемый посредством «клиента системы», и</text:span> предоставл<text:span text:style-name="T4">яет как результирующее множество реляционных данных, так и </text:span>результаты оценки пользовател<text:span text:style-name="T4">ьского плана запроса</text:span>.</text:p>
      <text:h text:style-name="Heading_20_3" text:outline-level="3"><text:bookmark-start text:name="__RefHeading___Toc7221_2212110703"/><text:span text:style-name="T3">1.2 </text:span>Эксплутационное назначение программы<text:bookmark-end text:name="__RefHeading___Toc7221_2212110703"/></text:h>
      <text:p text:style-name="Text_20_body">Система может использоваться в учебных целях для обучения студентов оптимизации <text:span text:style-name="T5">и построению планов</text:span> SQL-запросов и анализу их сложности. Она также может применяться в процессе разработки и тестирования SQL-запросов для оценки их производительности.</text:p>
      <text:h text:style-name="Heading_20_3" text:outline-level="3"><text:bookmark-start text:name="__RefHeading___Toc7223_2212110703"/><text:span text:style-name="T3">1.3 </text:span>Состав функций<text:bookmark-end text:name="__RefHeading___Toc7223_2212110703"/></text:h>
      <text:list xml:id="list2632813190" text:style-name="L1">
        <text:list-item>
          <text:p text:style-name="P14">Формирование (посредством клиента системы) планов SQL запросов</text:p>
        </text:list-item>
        <text:list-item>
          <text:p text:style-name="P14">Сереализация / десереализация объектов передачи данных</text:p>
        </text:list-item>
        <text:list-item>
          <text:p text:style-name="P14">Исполнение заданного плана запроса</text:p>
        </text:list-item>
        <text:list-item>
          <text:p text:style-name="P14">Оценивание заданного плана запросами</text:p>
        </text:list-item>
        <text:list-item>
          <text:p text:style-name="P13"><text:span text:style-name="T5">Предоставление пользователю результата исполнения плана запроса и оценки его сложности</text:span></text:p>
        </text:list-item>
      </text:list>
      <text:h text:style-name="P5" text:outline-level="2"><text:bookmark-start text:name="__RefHeading___Toc7225_2212110703"/><text:span text:style-name="T3">2 </text:span>Условия выполнения программы<text:bookmark-end text:name="__RefHeading___Toc7225_2212110703"/></text:h>
      <text:h text:style-name="P7" text:outline-level="3"><text:bookmark-start text:name="__RefHeading___Toc7227_2212110703"/><text:span text:style-name="T3">2.1 </text:span>Минимальный состав аппаратных средств<text:bookmark-end text:name="__RefHeading___Toc7227_2212110703"/></text:h>
      <text:list xml:id="list4033577992" text:style-name="L2">
        <text:list-item>
          <text:p text:style-name="P15">Процессор: Intel Core i3 или аналогичный</text:p>
        </text:list-item>
        <text:list-item>
          <text:p text:style-name="P15">Оперативная память: 4 ГБ</text:p>
        </text:list-item>
        <text:list-item>
          <text:p text:style-name="P15">Свободное дисковое пространство: <text:span text:style-name="T6">не требуется</text:span></text:p>
        </text:list-item>
      </text:list>
      <text:h text:style-name="Heading_20_3" text:outline-level="3"><text:bookmark-start text:name="__RefHeading___Toc7229_2212110703"/><text:span text:style-name="T3">2.2 </text:span>Минимальный состав программный средств<text:bookmark-end text:name="__RefHeading___Toc7229_2212110703"/></text:h>
      <text:list xml:id="list3803992368" text:style-name="L3">
        <text:list-item>
          <text:p text:style-name="P16">Java 8 или выше</text:p>
        </text:list-item>
        <text:list-item>
          <text:p text:style-name="P16">Haskell (GHC) версии 8.6.5 или выше</text:p>
        </text:list-item>
      </text:list>
      <text:h text:style-name="Heading_20_3" text:outline-level="3"><text:bookmark-start text:name="__RefHeading___Toc7231_2212110703"/><text:span text:style-name="T3">2.3 </text:span>Требования к пользователю<text:bookmark-end text:name="__RefHeading___Toc7231_2212110703"/></text:h>
      <text:p text:style-name="Text_20_body">Пользователь должен обладать базовыми знаниями в области SQL и понимать основные концепции оптимизации <text:span text:style-name="T6">обработки данных</text:span>.</text:p>
      <text:h text:style-name="P5" text:outline-level="2"><text:bookmark-start text:name="__RefHeading___Toc7233_2212110703"/><text:span text:style-name="T3">3 </text:span>Выполнения программы<text:bookmark-end text:name="__RefHeading___Toc7233_2212110703"/></text:h>
      <text:h text:style-name="Heading_20_3" text:outline-level="3"><text:bookmark-start text:name="__RefHeading___Toc7235_2212110703"/><text:span text:style-name="T3">3.1 </text:span>Загрузка и запуск программы<text:bookmark-end text:name="__RefHeading___Toc7235_2212110703"/></text:h>
      <text:p text:style-name="Text_20_body">Убедитесь, что на целевой системе установлены необходимые программные средства («Java», «Haskell», <text:span text:style-name="T7">необходимые </text:span>библиотеки).</text:p>
      <text:p text:style-name="Text_20_body">Загрузите исходный код основной части системы и клиентской части. Скомпилируйте и соберите проекты. Запустите клиентскую часть на «Haskell» <text:span text:style-name="T7">(при исполнени кода автоматически будет вызвана основная часть системы на «Java»)</text:span>.</text:p>
      <text:h text:style-name="Heading_20_3" text:outline-level="3"><text:bookmark-start text:name="__RefHeading___Toc7237_2212110703"/><text:span text:style-name="T3">3.2 </text:span>Выполнение программы<text:bookmark-end text:name="__RefHeading___Toc7237_2212110703"/></text:h>
      <text:p text:style-name="Text_20_body"><text:span text:style-name="T7">В клиентской части системы с помощью предоставленного интерфейса («fluent interface») определите необходимый план </text:span>SQL запрос<text:span text:style-name="T7">а. Скомпилируйте и запустите клиентскую часть в среде исполнения Haskell.</text:span></text:p>
      <text:p text:style-name="P18">Основная часть <text:span text:style-name="T7">исполнит план</text:span> SQL запрос<text:span text:style-name="T7">а</text:span>, вычислит сложност<text:span text:style-name="T7">ь его исполнения</text:span> и передаст результаты обратно в клиентскую часть <text:span text:style-name="T7">в виде определенного объекта передачи данных</text:span>. </text:p>
      <text:p text:style-name="P18">Клиентская часть получит результаты и <text:span text:style-name="T7">выведет его в консоль</text:span>.</text:p>
      <text:h text:style-name="P6" text:outline-level="3"><text:bookmark-start text:name="__RefHeading___Toc7239_2212110703"/><text:span text:style-name="T3">3.3 </text:span>Завершение программы<text:bookmark-end text:name="__RefHeading___Toc7239_2212110703"/></text:h>
      <text:p text:style-name="Text_20_body">Завершение программы происходит автоматически после окончания вычислений. Программу можно прервать в любой момент, используя сочетание клавиш Ctrl+C, это сочетание вызовет сигнал SIGINT <text:span text:style-name="T7">(это считается аварийным завершением программы. Поведение для такого случая не определено)</text:span>.</text:p>
      <text:p text:style-name="P17"><text:tab/></text:p>
      <text:p text:style-name="P17"><text:tab/>Следуя этому руководству, программисты смогут успешно развертывать, запускать и использовать учебную систему оценки сложности планов SQL запросов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fkGroteskNeue" svg:font-family="fkGroteskNeue, 'fkGroteskNeue Fallback', ui-sans-serif, system-ui, apple-system, BlinkMacSystemFont, 'Segoe UI', Roboto, 'Helvetica Neue', Arial, 'Noto Sans', sans-serif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mm" fo:margin-right="0mm" fo:margin-top="0mm" fo:margin-bottom="2.47mm" style:contextual-spacing="false" fo:line-height="150%" fo:text-indent="12.51mm" style:auto-text-indent="false"/>
      <style:text-properties style:font-name="Times New Roman1" fo:font-family="'Times New Roman'" style:font-style-name="Обычный" style:font-family-generic="roman" style:font-pitch="variable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dex_20_Heading" style:display-name="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3.53mm" fo:margin-bottom="2.12mm" style:contextual-spacing="false"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4.23mm" fo:margin-bottom="2.12mm" style:contextual-spacing="false" fo:text-align="center" style:justify-single-word="false" style:page-number="auto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2.47mm" fo:margin-bottom="2.12m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Sender" style:family="paragraph" style:parent-style-name="Table_20_Contents" style:class="extra">
      <style:paragraph-properties fo:margin-top="0mm" fo:margin-bottom="1.06mm" style:contextual-spacing="false" text:number-lines="false" text:line-number="0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Contents_20_1" style:display-name="Contents 1" style:family="paragraph" style:parent-style-name="Index" style:class="index">
      <style:paragraph-properties fo:margin-left="0mm" fo:margin-right="0mm" fo:text-indent="0mm" style:auto-text-indent="false">
        <style:tab-stops>
          <style:tab-stop style:position="170m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0mm" fo:margin-right="0mm" fo:text-indent="0mm" style:auto-text-indent="false">
        <style:tab-stops>
          <style:tab-stop style:position="160m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4.99mm" fo:margin-right="0mm" fo:text-indent="0mm" style:auto-text-indent="false">
        <style:tab-stops>
          <style:tab-stop style:position="165.01m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8T23:56:07.982942125</meta:creation-date>
    <meta:generator>LibreOffice/7.3.7.2$Linux_X86_64 LibreOffice_project/30$Build-2</meta:generator>
    <dc:date>2024-05-29T01:33:59.910385232</dc:date>
    <meta:editing-duration>PT1H11M1S</meta:editing-duration>
    <meta:editing-cycles>7</meta:editing-cycles>
    <meta:document-statistic meta:table-count="0" meta:image-count="0" meta:object-count="0" meta:page-count="6" meta:paragraph-count="52" meta:word-count="456" meta:character-count="3536" meta:non-whitespace-character-count="3138"/>
  </office:meta>
</office:document-meta>
</file>